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fdba7" style:font-weight-asian="bold" style:font-weight-complex="bold"/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1fdba7"/>
    </style:style>
    <style:style style:name="P6" style:family="paragraph" style:parent-style-name="Preformatted_20_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k, the Herald Angels Sing (Blue Hymnal #192)</text:p>
      <text:p text:style-name="P1">===============================================</text:p>
      <text:p text:style-name="Preformatted_20_Text"/>
      <text:p text:style-name="Preformatted_20_Text">Words: Charles Wesley</text:p>
      <text:p text:style-name="Preformatted_20_Text">Music: Felix Mendelssohn</text:p>
      <text:p text:style-name="Preformatted_20_Text"/>
      <text:p text:style-name="P1">[ CAPO 2 ]</text:p>
      <text:p text:style-name="Preformatted_20_Text"/>
      <text:p text:style-name="P1">[ Chords ]</text:p>
      <text:p text:style-name="Preformatted_20_Text"/>
      <text:p text:style-name="P2">D <text:s text:c="6"/>G <text:s text:c="6"/>A <text:s text:c="6"/>Bm <text:s text:c="5"/>E7 <text:s text:c="5"/>Em <text:s text:c="5"/>A7</text:p>
      <text:p text:style-name="P2">xoo=== <text:s/>==oo== <text:s/>oo===o <text:s/>====== <text:s/>o=o=oo <text:s/>o==ooo <text:s/>oo=o=o</text:p>
      <text:p text:style-name="P2">|||||| <text:s/>|||||| <text:s/>|||||| <text:s/>|||||| <text:s/>|||O|| <text:s/>|||||| <text:s/>||||||</text:p>
      <text:p text:style-name="P2">|||O|O <text:s/>|O|||| <text:s/>||OOO| <text:s/>OO|||O <text:s/>|O|||| <text:s/>|OO||| <text:s/>||O|O|</text:p>
      <text:p text:style-name="P2">||||O| <text:s/>O|||OO <text:s/>|||||| <text:s/>||||O| <text:s/>|||||| <text:s/>|||||| <text:s/>||||||</text:p>
      <text:p text:style-name="P2">|||||| <text:s/>|||||| <text:s/>|||||| <text:s/>||OO|| <text:s/>|||||| <text:s/>|||||| <text:s/>||||||</text:p>
      <text:p text:style-name="P2"/>
      <text:p text:style-name="Preformatted_20_Text"/>
      <text:p text:style-name="P1">[ VERSE 1 ]</text:p>
      <text:p text:style-name="Preformatted_20_Text"/>
      <text:p text:style-name="P2">D <text:s text:c="31"/>D <text:s text:c="6"/>G <text:s text:c="5"/>D <text:s text:c="2"/>A <text:s text:c="3"/>D</text:p>
      <text:p text:style-name="Preformatted_20_Text">Hark! the her-ald an-gels sing, <text:s/>"Glo-ry to the new-born King;</text:p>
      <text:p text:style-name="P2">D <text:s text:c="18"/>Bm <text:s text:c="4"/>E7 <text:s text:c="4"/>A <text:s text:c="18"/>E7 <text:s/>A</text:p>
      <text:p text:style-name="Preformatted_20_Text">Peace on earth, and mer-cy mild, <text:s/>God and sin-ners re-con-ciled!"</text:p>
      <text:p text:style-name="P2">D <text:s text:c="13"/>G <text:s text:c="7"/>D <text:s/>A <text:s text:c="3"/>D <text:s text:c="16"/>G <text:s text:c="5"/>D <text:s text:c="2"/>A</text:p>
      <text:p text:style-name="Preformatted_20_Text">Joy-ful all ye na-tions ri-se, <text:s/>Join the tri-umph of the ski-es;</text:p>
      <text:p text:style-name="P2">G <text:s text:c="16"/>Em <text:s text:c="14"/>A7 <text:s text:c="8"/>D <text:s text:c="11"/>A <text:s/>D</text:p>
      <text:p text:style-name="Preformatted_20_Text">With th'an-gel-ic host pro-claim, <text:s/>"Christ is born in Beth-le-hem!"</text:p>
      <text:p text:style-name="P2">G <text:s text:c="16"/>Em <text:s text:c="12"/>A7 <text:s text:c="5"/>D <text:s text:c="9"/>A <text:s text:c="3"/>D</text:p>
      <text:p text:style-name="Preformatted_20_Text">Hark! the her-ald an-gels sing, <text:s/>"Glo-ry to the new-born King."</text:p>
      <text:p text:style-name="Preformatted_20_Text"/>
      <text:p text:style-name="Preformatted_20_Text"/>
      <text:p text:style-name="P1">[Verse 2]</text:p>
      <text:p text:style-name="P1"/>
      <text:p text:style-name="P3">D <text:s text:c="33"/>D <text:s text:c="9"/>G <text:s text:c="4"/>D <text:s text:c="3"/>A <text:s text:c="3"/>D</text:p>
      <text:p text:style-name="Preformatted_20_Text">Christ, by high-est heav’n adored; Christ the ev-er-last-ing Lord;</text:p>
      <text:p text:style-name="P3">D <text:s text:c="14"/>Bm <text:s text:c="6"/>E7 <text:s text:c="3"/>A <text:s text:c="16"/>E7 <text:s text:c="7"/>A</text:p>
      <text:p text:style-name="Preformatted_20_Text">Late in time be-hold him come, off-spring of the vir-gin's womb</text:p>
      <text:p text:style-name="P3">D <text:s text:c="19"/>G <text:s text:c="7"/>D A <text:s/>D <text:s text:c="19"/>G <text:s text:c="3"/>D A</text:p>
      <text:p text:style-name="Preformatted_20_Text">Veiled in flesh, the God-head see; hail the in-car-nate De-i-ty</text:p>
      <text:p text:style-name="P3">G <text:s text:c="20"/>Em <text:s text:c="11"/>A7 <text:s text:c="4"/>D <text:s text:c="9"/>A D</text:p>
      <text:p text:style-name="Preformatted_20_Text">Pleased, as man, with men to dwell, Jesus, our Im-man-u-el</text:p>
      <text:p text:style-name="P3">G <text:s text:c="15"/>Em <text:s text:c="11"/>A7 <text:s text:c="5"/>D <text:s text:c="9"/>A <text:s text:c="3"/>D</text:p>
      <text:p text:style-name="Preformatted_20_Text">Hark the her-ald ang-els sing, "Glo-ry to the new-born King"</text:p>
      <text:p text:style-name="Preformatted_20_Text"><text:s/></text:p>
      <text:p text:style-name="Preformatted_20_Text"><text:s/></text:p>
      <text:p text:style-name="P1">[Verse 3]</text:p>
      <text:p text:style-name="P1"/>
      <text:p text:style-name="P3">D <text:s text:c="37"/>D <text:s text:c="7"/>G <text:s text:c="5"/>D <text:s text:c="4"/>A <text:s text:c="3"/>D</text:p>
      <text:p text:style-name="Preformatted_20_Text">Hail! the heav’n-born Prince of Peace! Hail the Son of Right-eous-ness!</text:p>
      <text:p text:style-name="P3">D <text:s text:c="16"/>Bm <text:s text:c="4"/>E7 <text:s text:c="5"/>A <text:s text:c="21"/>E7 <text:s/>A</text:p>
      <text:p text:style-name="Preformatted_20_Text">Light and life to all He brings, ris’n with heal-ing in His wings</text:p>
      <text:p text:style-name="P3">D <text:s text:c="15"/>G <text:s text:c="5"/>D <text:s/>A <text:s text:c="3"/>D <text:s text:c="15"/>G <text:s text:c="7"/>D A</text:p>
      <text:p text:style-name="Preformatted_20_Text">Mild He lays His glo-ry by, <text:s text:c="4"/>born that man no more may die</text:p>
      <text:p text:style-name="P3">G <text:s text:c="16"/>Em <text:s text:c="12"/>A7 <text:s text:c="5"/>D <text:s text:c="12"/>A <text:s text:c="2"/>D</text:p>
      <text:p text:style-name="Preformatted_20_Text">Born to raise the sons of earth, born to give them sec-ond birth</text:p>
      <text:p text:style-name="P3">G <text:s text:c="16"/>Em <text:s text:c="12"/>A7 <text:s text:c="5"/>D <text:s text:c="9"/>A <text:s text:c="3"/>D</text:p>
      <text:p text:style-name="P5">Hark! the her-ald an-gels sing, <text:s/>"Glo-ry to the new-born King."</text:p>
      <text:p text:style-name="Preformatted_20_Text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28:04.857109471</dc:date>
    <meta:editing-duration>PT2H8M44S</meta:editing-duration>
    <meta:editing-cycles>5</meta:editing-cycles>
    <meta:document-statistic meta:table-count="0" meta:image-count="0" meta:object-count="0" meta:page-count="2" meta:paragraph-count="47" meta:word-count="328" meta:character-count="2372" meta:non-whitespace-character-count="1305"/>
  </office:meta>
</office:document-meta>
</file>